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194.13mm" svg:height="139.17mm" svg:x="70.03mm" svg:y="30.16mm">
            <draw:object draw:notify-on-update-of-ranges="'1. Giełda'.A2:'1. Giełda'.A22 '1. Giełda'.B2:'1. Giełda'.B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Indeks WIG</svg:title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office:forms form:automatic-focus="false" form:apply-design-mode="false"/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table:table-column table:style-name="co3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5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5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5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5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5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5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5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5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5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5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5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5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5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5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0000000000001</text:p>
          </table:table-cell>
          <table:table-cell table:style-name="ce5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0000000000001</text:p>
          </table:table-cell>
          <table:table-cell table:style-name="ce5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0000000000001</text:p>
          </table:table-cell>
          <table:table-cell table:style-name="ce5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0000000000001</text:p>
          </table:table-cell>
          <table:table-cell table:style-name="ce5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0000000000001</text:p>
          </table:table-cell>
          <table:table-cell table:style-name="ce5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 calcext:value-type="float">
            <text:p>-3,00000000000001</text:p>
          </table:table-cell>
          <table:table-cell table:style-name="ce5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0000000000001</text:p>
          </table:table-cell>
          <table:table-cell table:style-name="ce5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0000000000001</text:p>
          </table:table-cell>
          <table:table-cell table:style-name="ce5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0000000000001</text:p>
          </table:table-cell>
          <table:table-cell table:style-name="ce5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0000000000001</text:p>
          </table:table-cell>
          <table:table-cell table:style-name="ce5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0000000000001</text:p>
          </table:table-cell>
          <table:table-cell table:style-name="ce5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0000000000001</text:p>
          </table:table-cell>
          <table:table-cell table:style-name="ce5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0000000000001</text:p>
          </table:table-cell>
          <table:table-cell table:style-name="ce5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0000000000001</text:p>
          </table:table-cell>
          <table:table-cell table:style-name="ce5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0000000000001</text:p>
          </table:table-cell>
          <table:table-cell table:style-name="ce5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,00000000000001</text:p>
          </table:table-cell>
          <table:table-cell table:style-name="ce5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0000000000001</text:p>
          </table:table-cell>
          <table:table-cell table:style-name="ce5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0000000000001</text:p>
          </table:table-cell>
          <table:table-cell table:style-name="ce5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0000000000001</text:p>
          </table:table-cell>
          <table:table-cell table:style-name="ce5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0000000000001</text:p>
          </table:table-cell>
          <table:table-cell table:style-name="ce5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0000000000001</text:p>
          </table:table-cell>
          <table:table-cell table:style-name="ce5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0000000000001</text:p>
          </table:table-cell>
          <table:table-cell table:style-name="ce5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0000000000001</text:p>
          </table:table-cell>
          <table:table-cell table:style-name="ce5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0000000000001</text:p>
          </table:table-cell>
          <table:table-cell table:style-name="ce5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0000000000001</text:p>
          </table:table-cell>
          <table:table-cell table:style-name="ce5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 calcext:value-type="float">
            <text:p>-1,00000000000001</text:p>
          </table:table-cell>
          <table:table-cell table:style-name="ce5" table:formula="of:=1/(POWER([.A42];2)-1)" office:value-type="float" office:value="50039995859672.2" calcext:value-type="float">
            <text:p>50039995859672,2</text:p>
          </table:table-cell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0000000000001</text:p>
          </table:table-cell>
          <table:table-cell table:style-name="ce5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0000000000001</text:p>
          </table:table-cell>
          <table:table-cell table:style-name="ce5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0000000000001</text:p>
          </table:table-cell>
          <table:table-cell table:style-name="ce5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0000000000001</text:p>
          </table:table-cell>
          <table:table-cell table:style-name="ce5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 calcext:value-type="float">
            <text:p>-0,500000000000009</text:p>
          </table:table-cell>
          <table:table-cell table:style-name="ce5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 calcext:value-type="float">
            <text:p>-0,400000000000009</text:p>
          </table:table-cell>
          <table:table-cell table:style-name="ce5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 calcext:value-type="float">
            <text:p>-0,300000000000009</text:p>
          </table:table-cell>
          <table:table-cell table:style-name="ce5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 calcext:value-type="float">
            <text:p>-0,200000000000009</text:p>
          </table:table-cell>
          <table:table-cell table:style-name="ce5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 calcext:value-type="float">
            <text:p>-0,10000000000001</text:p>
          </table:table-cell>
          <table:table-cell table:style-name="ce5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 calcext:value-type="float">
            <text:p>0,09999999999999</text:p>
          </table:table-cell>
          <table:table-cell table:style-name="ce5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 calcext:value-type="float">
            <text:p>0,19999999999999</text:p>
          </table:table-cell>
          <table:table-cell table:style-name="ce5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 calcext:value-type="float">
            <text:p>0,29999999999999</text:p>
          </table:table-cell>
          <table:table-cell table:style-name="ce5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 calcext:value-type="float">
            <text:p>0,39999999999999</text:p>
          </table:table-cell>
          <table:table-cell table:style-name="ce5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 calcext:value-type="float">
            <text:p>0,49999999999999</text:p>
          </table:table-cell>
          <table:table-cell table:style-name="ce5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 calcext:value-type="float">
            <text:p>0,59999999999999</text:p>
          </table:table-cell>
          <table:table-cell table:style-name="ce5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 calcext:value-type="float">
            <text:p>0,69999999999999</text:p>
          </table:table-cell>
          <table:table-cell table:style-name="ce5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 calcext:value-type="float">
            <text:p>0,79999999999999</text:p>
          </table:table-cell>
          <table:table-cell table:style-name="ce5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 calcext:value-type="float">
            <text:p>0,89999999999999</text:p>
          </table:table-cell>
          <table:table-cell table:style-name="ce5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 calcext:value-type="float">
            <text:p>0,99999999999999</text:p>
          </table:table-cell>
          <table:table-cell table:style-name="ce5" table:formula="of:=1/(POWER([.A62];2)-1)" office:value-type="float" office:value="-50039995859672.2" calcext:value-type="float">
            <text:p>-50039995859672,2</text:p>
          </table:table-cell>
          <table:table-cell table:number-columns-repeated="1022"/>
        </table:table-row>
        <table:table-row table:style-name="ro1">
          <table:table-cell table:style-name="ce5" office:value-type="float" office:value="1.09999999999999" calcext:value-type="float">
            <text:p>1,09999999999999</text:p>
          </table:table-cell>
          <table:table-cell table:style-name="ce5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 calcext:value-type="float">
            <text:p>1,19999999999999</text:p>
          </table:table-cell>
          <table:table-cell table:style-name="ce5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 calcext:value-type="float">
            <text:p>1,29999999999999</text:p>
          </table:table-cell>
          <table:table-cell table:style-name="ce5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 calcext:value-type="float">
            <text:p>1,39999999999999</text:p>
          </table:table-cell>
          <table:table-cell table:style-name="ce5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 calcext:value-type="float">
            <text:p>1,49999999999999</text:p>
          </table:table-cell>
          <table:table-cell table:style-name="ce5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 calcext:value-type="float">
            <text:p>1,59999999999999</text:p>
          </table:table-cell>
          <table:table-cell table:style-name="ce5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 calcext:value-type="float">
            <text:p>1,69999999999999</text:p>
          </table:table-cell>
          <table:table-cell table:style-name="ce5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 calcext:value-type="float">
            <text:p>1,79999999999999</text:p>
          </table:table-cell>
          <table:table-cell table:style-name="ce5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 calcext:value-type="float">
            <text:p>1,89999999999999</text:p>
          </table:table-cell>
          <table:table-cell table:style-name="ce5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 calcext:value-type="float">
            <text:p>1,99999999999999</text:p>
          </table:table-cell>
          <table:table-cell table:style-name="ce5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 calcext:value-type="float">
            <text:p>2,09999999999999</text:p>
          </table:table-cell>
          <table:table-cell table:style-name="ce5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 calcext:value-type="float">
            <text:p>2,19999999999999</text:p>
          </table:table-cell>
          <table:table-cell table:style-name="ce5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 calcext:value-type="float">
            <text:p>2,29999999999999</text:p>
          </table:table-cell>
          <table:table-cell table:style-name="ce5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39999999999999</text:p>
          </table:table-cell>
          <table:table-cell table:style-name="ce5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49999999999999</text:p>
          </table:table-cell>
          <table:table-cell table:style-name="ce5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59999999999999</text:p>
          </table:table-cell>
          <table:table-cell table:style-name="ce5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69999999999999</text:p>
          </table:table-cell>
          <table:table-cell table:style-name="ce5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79999999999999</text:p>
          </table:table-cell>
          <table:table-cell table:style-name="ce5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89999999999999</text:p>
          </table:table-cell>
          <table:table-cell table:style-name="ce5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2,99999999999999</text:p>
          </table:table-cell>
          <table:table-cell table:style-name="ce5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09999999999999</text:p>
          </table:table-cell>
          <table:table-cell table:style-name="ce5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19999999999999</text:p>
          </table:table-cell>
          <table:table-cell table:style-name="ce5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29999999999999</text:p>
          </table:table-cell>
          <table:table-cell table:style-name="ce5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39999999999999</text:p>
          </table:table-cell>
          <table:table-cell table:style-name="ce5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49999999999999</text:p>
          </table:table-cell>
          <table:table-cell table:style-name="ce5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59999999999999</text:p>
          </table:table-cell>
          <table:table-cell table:style-name="ce5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69999999999999</text:p>
          </table:table-cell>
          <table:table-cell table:style-name="ce5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79999999999999</text:p>
          </table:table-cell>
          <table:table-cell table:style-name="ce5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89999999999999</text:p>
          </table:table-cell>
          <table:table-cell table:style-name="ce5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3,99999999999999</text:p>
          </table:table-cell>
          <table:table-cell table:style-name="ce5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09999999999999</text:p>
          </table:table-cell>
          <table:table-cell table:style-name="ce5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19999999999999</text:p>
          </table:table-cell>
          <table:table-cell table:style-name="ce5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29999999999999</text:p>
          </table:table-cell>
          <table:table-cell table:style-name="ce5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5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49999999999999</text:p>
          </table:table-cell>
          <table:table-cell table:style-name="ce5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59999999999999</text:p>
          </table:table-cell>
          <table:table-cell table:style-name="ce5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5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5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5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4,99999999999999</text:p>
          </table:table-cell>
          <table:table-cell table:style-name="ce5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table:number-columns-repeated="3"/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2.77" calcext:value-type="float">
            <text:p>2,77</text:p>
          </table:table-cell>
          <table:table-cell table:style-name="ce8" table:formula="of:=RAND()*0.5+0.5" office:value-type="percentage" office:value="0.99513547127101" calcext:value-type="percentage">
            <text:p>100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4.43" calcext:value-type="float">
            <text:p>4,43</text:p>
          </table:table-cell>
          <table:table-cell table:style-name="ce8" table:formula="of:=RAND()*0.5+0.5" office:value-type="percentage" office:value="0.739323245795758" calcext:value-type="percentage">
            <text:p>74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5.07" calcext:value-type="float">
            <text:p>5,07</text:p>
          </table:table-cell>
          <table:table-cell table:style-name="ce8" table:formula="of:=RAND()*0.5+0.5" office:value-type="percentage" office:value="0.935021933570156" calcext:value-type="percentage">
            <text:p>94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5.67" calcext:value-type="float">
            <text:p>5,67</text:p>
          </table:table-cell>
          <table:table-cell table:style-name="ce8" table:formula="of:=RAND()*0.5+0.5" office:value-type="percentage" office:value="0.978161612530581" calcext:value-type="percentage">
            <text:p>9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5.69" calcext:value-type="float">
            <text:p>5,69</text:p>
          </table:table-cell>
          <table:table-cell table:style-name="ce8" table:formula="of:=RAND()*0.5+0.5" office:value-type="percentage" office:value="0.746444417649443" calcext:value-type="percentage">
            <text:p>75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2.51" calcext:value-type="float">
            <text:p>2,51</text:p>
          </table:table-cell>
          <table:table-cell table:style-name="ce8" table:formula="of:=RAND()*0.5+0.5" office:value-type="percentage" office:value="0.804431428892566" calcext:value-type="percentage">
            <text:p>80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4.17" calcext:value-type="float">
            <text:p>4,17</text:p>
          </table:table-cell>
          <table:table-cell table:style-name="ce8" table:formula="of:=RAND()*0.5+0.5" office:value-type="percentage" office:value="0.779657521498371" calcext:value-type="percentage">
            <text:p>7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3.05" calcext:value-type="float">
            <text:p>3,05</text:p>
          </table:table-cell>
          <table:table-cell table:style-name="ce8" table:formula="of:=RAND()*0.5+0.5" office:value-type="percentage" office:value="0.685141806122275" calcext:value-type="percentage">
            <text:p>69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3.37" calcext:value-type="float">
            <text:p>3,37</text:p>
          </table:table-cell>
          <table:table-cell table:style-name="ce8" table:formula="of:=RAND()*0.5+0.5" office:value-type="percentage" office:value="0.929555126103319" calcext:value-type="percentage">
            <text:p>93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4.14" calcext:value-type="float">
            <text:p>4,14</text:p>
          </table:table-cell>
          <table:table-cell table:style-name="ce8" table:formula="of:=RAND()*0.5+0.5" office:value-type="percentage" office:value="0.787541178068734" calcext:value-type="percentage">
            <text:p>79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 number:decimal-places="1"/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.00.0000</text:date>, <text:time style:data-style-name="N2" text:time-value="10:09:09.53312315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8-12-07T10:35:28.343970615</dc:date>
    <meta:generator>LibreOffice/6.0.6.2$Linux_X86_64 LibreOffice_project/00m0$Build-2</meta:generator>
    <meta:editing-duration>PT2H5M40S</meta:editing-duration>
    <meta:editing-cycles>22</meta:editing-cycles>
    <meta:document-statistic meta:table-count="7" meta:cell-count="522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style:style style:name="ch1" style:family="chart">
      <style:graphic-properties draw:stroke="none" draw:fill-color="#fff450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84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20">
      <style:chart-properties chart:display-label="true" chart:logarithmic="false" chart:minimum="45000" chart:maximum="50000" chart:interval-major="1000" chart:reverse-direction="false" text:line-break="false" loext:try-staggering-first="false" chart:link-data-style-to-source="false" chart:axis-position="1"/>
      <style:graphic-properties svg:stroke-color="#b3b3b3"/>
      <style:text-properties fo:color="#00599d" fo:font-size="10pt" fo:font-weight="bold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hatch" draw:fill-color="#e3d200" draw:fill-hatch-name="ChartHatch_20_2" draw:fill-image-name="Cross" draw:opacity="50%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414cm" svg:height="13.918cm" xlink:href=".." xlink:type="simple" chart:class="chart:line" chart:style-name="ch1">
        <chart:title svg:x="7.701cm" svg:y="0cm" chart:style-name="ch2">
          <text:p>Indeks WIG</text:p>
        </chart:title>
        <chart:legend chart:legend-position="end" svg:x="16.377cm" svg:y="6.66cm" style:legend-expansion="high" chart:style-name="ch3"/>
        <chart:plot-area chart:style-name="ch4" table:cell-range-address="'1. Giełda'.A2:'1. Giełda'.B22" chart:data-source-has-labels="column" svg:x="0.874cm" svg:y="0.431cm" svg:width="14.443cm" svg:height="12.895cm">
          <chartooo:coordinate-region svg:x="2.686cm" svg:y="0.63cm" svg:width="11.99cm" svg:height="12.049cm"/>
          <chart:axis chart:dimension="x" chart:name="primary-x" chart:style-name="ch5" chartooo:axis-type="auto">
            <chartooo:date-scale/>
            <chart:categories table:cell-range-address="'1. Giełda'.A2:'1. Giełda'.A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. Giełda'.B2:'1. Giełda'.B22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ChartHatch_20_1" draw:display-name="ChartHatch 1" draw:style="double" draw:color="#000080" draw:distance="0.4cm" draw:rotation="900"/>
    <draw:hatch draw:name="ChartHatch_20_2" draw:display-name="ChartHatch 2" draw:style="double" draw:color="#000080" draw:distance="0.6cm" draw:rotation="900"/>
  </office:styles>
</office:document-styles>
</file>